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29pt"/>
    </style:style>
    <style:style style:name="co3" style:family="table-column">
      <style:table-column-properties fo:break-before="auto" style:column-width="452.24pt"/>
    </style:style>
    <style:style style:name="co4" style:family="table-column">
      <style:table-column-properties fo:break-before="auto" style:column-width="459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>
          <table:table-cell office:value-type="string" calcext:value-type="string" table:number-columns-spanned="3" table:number-rows-spanned="1">
            <text:p>Divisão das prefeituras realizada em 11/05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e-s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Rio Branco/AC</text:p>
          </table:table-cell>
          <table:table-cell table:style-name="ce1" office:value-type="string" calcext:value-type="string">
            <text:p>http://transparencia.riobranco.ac.gov.br/</text:p>
          </table:table-cell>
          <table:table-cell table:style-name="ce1" office:value-type="string" calcext:value-type="string">
            <text:p>http://esic.riobranco.ac.gov.br/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Maceió/AL</text:p>
          </table:table-cell>
          <table:table-cell table:style-name="ce1" office:value-type="string" calcext:value-type="string">
            <text:p>http://www.maceio.al.gov.br/sic-servico-de-informacao-ao-cidadao/</text:p>
          </table:table-cell>
          <table:table-cell table:style-name="ce1" office:value-type="string" calcext:value-type="string">
            <text:p>http://www2.informa.maceio.al.gov.br/esicsolicitante/pages/login.jsf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Macapá/AP</text:p>
          </table:table-cell>
          <table:table-cell table:style-name="ce1" office:value-type="string" calcext:value-type="string">
            <text:p>http://transparencia2.macapa.ap.gov.br/</text:p>
          </table:table-cell>
          <table:table-cell table:style-name="ce1" office:value-type="string" calcext:value-type="string">
            <text:p>http://macapa.ap.gov.br/esic/index/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Manaus/AM</text:p>
          </table:table-cell>
          <table:table-cell table:style-name="ce2" office:value-type="string" calcext:value-type="string">
            <text:p>http://aocidadao.manaus.am.gov.br/semsa/</text:p>
          </table:table-cell>
          <table:table-cell table:style-name="ce1" table:number-columns-repeated="1021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Salvador/BA</text:p>
          </table:table-cell>
          <table:table-cell table:style-name="ce1" office:value-type="string" calcext:value-type="string">
            <text:p>http://transparencia.salvador.ba.gov.br/Default.aspx</text:p>
          </table:table-cell>
          <table:table-cell table:style-name="ce1" office:value-type="string" calcext:value-type="string">
            <text:p>http://www.falasalvador.ba.gov.br/portal/portal/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Priscila</text:p>
          </table:table-cell>
          <table:table-cell table:style-name="ce1" office:value-type="string" calcext:value-type="string">
            <text:p>Fortaleza/CE</text:p>
          </table:table-cell>
          <table:table-cell table:number-columns-repeated="2" table:style-name="ce1" office:value-type="string" calcext:value-type="string">
            <text:p>http://acessoainformacao.fortaleza.ce.gov.br/sistema/site/index.html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Brasília/DF</text:p>
          </table:table-cell>
          <table:table-cell office:value-type="string" calcext:value-type="string">
            <text:p>http://www.brasilia.df.gov.br/index.php/category/acesso-a-informacao/</text:p>
          </table:table-cell>
          <table:table-cell office:value-type="string" calcext:value-type="string">
            <text:p>https://www.e-sic.df.gov.br/Sistema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Vitória/ES</text:p>
          </table:table-cell>
          <table:table-cell office:value-type="string" calcext:value-type="string">
            <text:p>http://transparencia.vitoria.es.gov.br/</text:p>
          </table:table-cell>
          <table:table-cell office:value-type="string" calcext:value-type="string">
            <text:p>http://sistemas.vitoria.es.gov.br/sic/aberto/lai/?from=pm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Goiânia/GO</text:p>
          </table:table-cell>
          <table:table-cell office:value-type="string" calcext:value-type="string">
            <text:p>http://www10.goiania.go.gov.br/transweb/</text:p>
          </table:table-cell>
          <table:table-cell office:value-type="string" calcext:value-type="string">
            <text:p>http://www.goiania.go.gov.br/sistemas/saces/asp/saces00000f0.asp?sigla=sa156&amp;prog=sa15600002f2.as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São Luís/MA</text:p>
          </table:table-cell>
          <table:table-cell table:style-name="ce3" office:value-type="string" calcext:value-type="string">
            <text:p>http://www.agenciasaoluis.com.br/site/portaltransparencia/1591</text:p>
          </table:table-cell>
          <table:table-cell table:style-name="ce4" office:value-type="string" calcext:value-type="string">
            <text:p>http://www.leidainformacao.net.br/ords/portal/f?p=portalinformacao:home:::::P_CLIENTE:3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Cuiabá/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Campo Grande/M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</text:p>
          </table:table-cell>
          <table:table-cell office:value-type="string" calcext:value-type="string">
            <text:p>Belo Horizonte/M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Belém/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João Pessoa/P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Curitiba/P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Recife/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Teresina/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Rio de Janeiro/R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Natal/R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Porto Alegre/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Porto Velho/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Boa Vista/R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Florianópolis/S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Aracaju/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Palmas/TO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1:57:51.85456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eraldo</meta:initial-creator>
    <meta:creation-date>2017-04-26T20:35:20</meta:creation-date>
    <dc:date>2017-05-25T02:01:12.516376158</dc:date>
    <meta:generator>LibreOffice/5.1.6.2$Linux_X86_64 LibreOffice_project/10m0$Build-2</meta:generator>
    <meta:editing-duration>PT5H18M51S</meta:editing-duration>
    <meta:editing-cycles>3</meta:editing-cycles>
    <meta:document-statistic meta:table-count="3" meta:cell-count="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